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Times New Roman1" officeooo:rsid="00099bfc" officeooo:paragraph-rsid="00099bfc"/>
    </style:style>
    <style:style style:name="P2" style:family="paragraph" style:parent-style-name="Footer">
      <style:text-properties style:font-name="Times New Roman1" officeooo:rsid="000bfeb8" officeooo:paragraph-rsid="000bfeb8"/>
    </style:style>
    <style:style style:name="P3" style:family="paragraph" style:parent-style-name="Standard">
      <style:text-properties style:font-name="Times New Roman1"/>
    </style:style>
    <style:style style:name="P4" style:family="paragraph" style:parent-style-name="Standard">
      <style:paragraph-properties fo:line-height="200%" fo:text-align="center" style:justify-single-word="false"/>
      <style:text-properties style:font-name="Times New Roman1" officeooo:rsid="0005274f" officeooo:paragraph-rsid="0005274f"/>
    </style:style>
    <style:style style:name="P5" style:family="paragraph" style:parent-style-name="Standard">
      <style:paragraph-properties fo:line-height="200%" fo:text-align="center" style:justify-single-word="false"/>
      <style:text-properties style:font-name="Times New Roman1" fo:font-weight="bold" officeooo:rsid="0005274f" officeooo:paragraph-rsid="0005274f" style:font-weight-asian="bold" style:font-weight-complex="bold"/>
    </style:style>
    <style:style style:name="P6" style:family="paragraph" style:parent-style-name="Standard">
      <style:text-properties style:font-name="Times New Roman1" officeooo:paragraph-rsid="0019acd4"/>
    </style:style>
    <style:style style:name="P7" style:family="paragraph" style:parent-style-name="Standard">
      <style:paragraph-properties fo:line-height="200%" style:writing-mode="page"/>
      <style:text-properties style:font-name="Times New Roman1" officeooo:rsid="00068170" officeooo:paragraph-rsid="000a5142"/>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5in" style:type="right" style:leader-style="dotted" style:leader-text="."/>
        </style:tab-stops>
      </style:paragraph-properties>
    </style:style>
    <style:style style:name="P10" style:family="paragraph" style:parent-style-name="Contents_20_2">
      <style:paragraph-properties>
        <style:tab-stops>
          <style:tab-stop style:position="6.3035in" style:type="right" style:leader-style="dotted" style:leader-text="."/>
        </style:tab-stops>
      </style:paragraph-properties>
    </style:style>
    <style:style style:name="P11" style:family="paragraph" style:parent-style-name="Text_20_body">
      <style:paragraph-properties fo:line-height="200%"/>
      <style:text-properties style:font-name="Times New Roman1"/>
    </style:style>
    <style:style style:name="P12" style:family="paragraph" style:parent-style-name="Text_20_body">
      <style:paragraph-properties fo:line-height="200%"/>
      <style:text-properties style:font-name="Times New Roman1" officeooo:paragraph-rsid="00609020"/>
    </style:style>
    <style:style style:name="P13" style:family="paragraph" style:parent-style-name="Text_20_body">
      <style:paragraph-properties fo:line-height="200%"/>
      <style:text-properties style:font-name="Times New Roman1" officeooo:rsid="0056420e"/>
    </style:style>
    <style:style style:name="P14" style:family="paragraph" style:parent-style-name="Text_20_body">
      <style:paragraph-properties fo:line-height="200%"/>
      <style:text-properties style:font-name="Times New Roman1" officeooo:rsid="0043d9ed" officeooo:paragraph-rsid="0043d9ed"/>
    </style:style>
    <style:style style:name="P15" style:family="paragraph" style:parent-style-name="Text_20_body">
      <style:paragraph-properties fo:line-height="200%"/>
      <style:text-properties style:font-name="Times New Roman1" officeooo:rsid="004cf347" officeooo:paragraph-rsid="004cf347"/>
    </style:style>
    <style:style style:name="P16" style:family="paragraph" style:parent-style-name="Text_20_body">
      <style:paragraph-properties fo:line-height="200%"/>
    </style:style>
    <style:style style:name="P17" style:family="paragraph" style:parent-style-name="Standard" style:master-page-name="First_20_Page">
      <style:paragraph-properties fo:line-height="200%" fo:text-align="center" style:justify-single-word="false" style:page-number="auto"/>
      <style:text-properties style:font-name="Times New Roman1" officeooo:rsid="0005274f" officeooo:paragraph-rsid="0005274f"/>
    </style:style>
    <style:style style:name="P18" style:family="paragraph" style:parent-style-name="Text_20_body">
      <style:paragraph-properties fo:line-height="200%"/>
      <style:text-properties style:font-name="Times New Roman1"/>
    </style:style>
    <style:style style:name="P19" style:family="paragraph" style:parent-style-name="Text_20_body">
      <style:paragraph-properties fo:line-height="200%"/>
      <style:text-properties style:font-name="Times New Roman1" officeooo:rsid="007d0d71" officeooo:paragraph-rsid="007d0d71"/>
    </style:style>
    <style:style style:name="P20" style:family="paragraph" style:parent-style-name="Text_20_body">
      <style:paragraph-properties fo:line-height="200%"/>
      <style:text-properties style:font-name="Times New Roman1" officeooo:rsid="007d0d71" officeooo:paragraph-rsid="008124c2"/>
    </style:style>
    <style:style style:name="P21" style:family="paragraph" style:parent-style-name="Text_20_body">
      <style:paragraph-properties fo:line-height="200%"/>
    </style:style>
    <style:style style:name="P22" style:family="paragraph" style:parent-style-name="Heading_20_1">
      <style:paragraph-properties fo:line-height="200%"/>
      <style:text-properties style:font-name="Times New Roman1"/>
    </style:style>
    <style:style style:name="P23" style:family="paragraph" style:parent-style-name="Heading_20_1" style:master-page-name="Standard">
      <style:paragraph-properties fo:line-height="200%" style:page-number="1" fo:break-before="page"/>
    </style:style>
    <style:style style:name="P24" style:family="paragraph" style:parent-style-name="Heading_20_1" style:master-page-name="MainBody">
      <style:paragraph-properties fo:line-height="200%" style:page-number="1"/>
      <style:text-properties style:font-name="Times New Roman1"/>
    </style:style>
    <style:style style:name="P25" style:family="paragraph" style:parent-style-name="Heading_20_2">
      <style:paragraph-properties fo:line-height="200%"/>
      <style:text-properties style:font-name="Times New Roman1"/>
    </style:style>
    <style:style style:name="P26" style:family="paragraph" style:parent-style-name="Heading_20_2">
      <style:paragraph-properties fo:line-height="200%"/>
      <style:text-properties style:font-name="Times New Roman1"/>
    </style:style>
    <style:style style:name="T1" style:family="text">
      <style:text-properties officeooo:rsid="004e9881"/>
    </style:style>
    <style:style style:name="T2" style:family="text">
      <style:text-properties officeooo:rsid="004eaf81"/>
    </style:style>
    <style:style style:name="T3" style:family="text">
      <style:text-properties officeooo:rsid="00519456"/>
    </style:style>
    <style:style style:name="T4" style:family="text">
      <style:text-properties officeooo:rsid="0051ab57"/>
    </style:style>
    <style:style style:name="T5" style:family="text">
      <style:text-properties officeooo:rsid="00554fd2"/>
    </style:style>
    <style:style style:name="T6" style:family="text">
      <style:text-properties officeooo:rsid="005708d3"/>
    </style:style>
    <style:style style:name="T7" style:family="text">
      <style:text-properties officeooo:rsid="0057d586"/>
    </style:style>
    <style:style style:name="T8" style:family="text">
      <style:text-properties officeooo:rsid="00597f79"/>
    </style:style>
    <style:style style:name="T9" style:family="text">
      <style:text-properties officeooo:rsid="005d7aeb"/>
    </style:style>
    <style:style style:name="T10" style:family="text">
      <style:text-properties officeooo:rsid="00626bd2"/>
    </style:style>
    <style:style style:name="T11" style:family="text">
      <style:text-properties style:font-name="Times New Roman1"/>
    </style:style>
    <style:style style:name="T12" style:family="text">
      <style:text-properties style:font-name="Times New Roman1" officeooo:rsid="00626bd2"/>
    </style:style>
    <style:style style:name="T13" style:family="text">
      <style:text-properties style:font-name="Times New Roman1" officeooo:rsid="00707353"/>
    </style:style>
    <style:style style:name="T14" style:family="text">
      <style:text-properties style:font-name="Times New Roman1" officeooo:rsid="00721122"/>
    </style:style>
    <style:style style:name="T15" style:family="text">
      <style:text-properties style:font-name="Times New Roman1" officeooo:rsid="00724a75"/>
    </style:style>
    <style:style style:name="T16" style:family="text">
      <style:text-properties style:font-name="Times New Roman1" officeooo:rsid="007446d1"/>
    </style:style>
    <style:style style:name="T17" style:family="text">
      <style:text-properties style:font-name="Times New Roman1" officeooo:rsid="0075ab53"/>
    </style:style>
    <style:style style:name="T18" style:family="text">
      <style:text-properties style:font-name="Times New Roman1" officeooo:rsid="0075c328"/>
    </style:style>
    <style:style style:name="T19" style:family="text">
      <style:text-properties style:font-name="Times New Roman1" officeooo:rsid="00764ccc"/>
    </style:style>
    <style:style style:name="T20" style:family="text">
      <style:text-properties style:font-name="Times New Roman1" officeooo:rsid="0077046f"/>
    </style:style>
    <style:style style:name="T21" style:family="text">
      <style:text-properties style:font-name="Times New Roman1" officeooo:rsid="0077626e"/>
    </style:style>
    <style:style style:name="T22" style:family="text">
      <style:text-properties style:font-name="Times New Roman1" officeooo:rsid="0077675c"/>
    </style:style>
    <style:style style:name="T23" style:family="text">
      <style:text-properties officeooo:rsid="006677c0"/>
    </style:style>
    <style:style style:name="T24" style:family="text">
      <style:text-properties officeooo:rsid="0067f12b"/>
    </style:style>
    <style:style style:name="T25" style:family="text">
      <style:text-properties style:text-position="super 58%" officeooo:rsid="0067f12b"/>
    </style:style>
    <style:style style:name="T26" style:family="text">
      <style:text-properties officeooo:rsid="006b4c72"/>
    </style:style>
    <style:style style:name="T27" style:family="text">
      <style:text-properties officeooo:rsid="006e7719"/>
    </style:style>
    <style:style style:name="T28" style:family="text">
      <style:text-properties officeooo:rsid="007a70d5"/>
    </style:style>
    <style:style style:name="T29" style:family="text">
      <style:text-properties style:font-name="Times New Roman1"/>
    </style:style>
    <style:style style:name="T30" style:family="text">
      <style:text-properties style:font-name="Times New Roman1" officeooo:rsid="0077675c"/>
    </style:style>
    <style:style style:name="T31" style:family="text">
      <style:text-properties style:font-name="Times New Roman1" officeooo:rsid="0078ce98"/>
    </style:style>
    <style:style style:name="T32" style:family="text">
      <style:text-properties style:font-name="Times New Roman1" officeooo:rsid="007d0d71"/>
    </style:style>
    <style:style style:name="T33" style:family="text">
      <style:text-properties style:font-name="Times New Roman1" officeooo:rsid="0084b225"/>
    </style:style>
    <style:style style:name="T34" style:family="text">
      <style:text-properties style:font-name="Times New Roman1" officeooo:rsid="00861e97"/>
    </style:style>
    <style:style style:name="T35" style:family="text">
      <style:text-properties style:font-name="Times New Roman1" officeooo:rsid="0086c6f6"/>
    </style:style>
    <style:style style:name="T36" style:family="text">
      <style:text-properties style:font-name="Times New Roman1" officeooo:rsid="00880e1e"/>
    </style:style>
    <style:style style:name="T37" style:family="text">
      <style:text-properties style:font-name="Times New Roman1" officeooo:rsid="0088587a"/>
    </style:style>
    <style:style style:name="T38" style:family="text">
      <style:text-properties style:font-name="Times New Roman1" officeooo:rsid="008966df"/>
    </style:style>
    <style:style style:name="T39" style:family="text">
      <style:text-properties style:font-name="Times New Roman1" officeooo:rsid="008aa503"/>
    </style:style>
    <style:style style:name="T40" style:family="text">
      <style:text-properties style:font-name="Times New Roman1" officeooo:rsid="008c0ce0"/>
    </style:style>
    <style:style style:name="T41" style:family="text">
      <style:text-properties style:font-name="Times New Roman1" officeooo:rsid="008d7730"/>
    </style:style>
    <style:style style:name="T42" style:family="text">
      <style:text-properties style:font-name="Times New Roman1" officeooo:rsid="008e8a95"/>
    </style:style>
    <style:style style:name="T43" style:family="text">
      <style:text-properties style:font-name="Times New Roman1" officeooo:rsid="008fd7d5"/>
    </style:style>
    <style:style style:name="T44" style:family="text">
      <style:text-properties style:font-name="Times New Roman1" officeooo:rsid="009140d2"/>
    </style:style>
    <style:style style:name="T45" style:family="text">
      <style:text-properties style:font-name="Times New Roman1" officeooo:rsid="00921abc"/>
    </style:style>
    <style:style style:name="T46" style:family="text">
      <style:text-properties style:font-name="Times New Roman1" officeooo:rsid="0093d1e0"/>
    </style:style>
    <style:style style:name="T47" style:family="text">
      <style:text-properties style:font-name="Times New Roman1" officeooo:rsid="009572e1"/>
    </style:style>
    <style:style style:name="T48" style:family="text">
      <style:text-properties style:font-name="Times New Roman1" officeooo:rsid="00959139"/>
    </style:style>
    <style:style style:name="T49" style:family="text">
      <style:text-properties style:font-name="Times New Roman1" officeooo:rsid="00976d04"/>
    </style:style>
    <style:style style:name="T50" style:family="text">
      <style:text-properties style:font-name="Times New Roman1" officeooo:rsid="00991f30"/>
    </style:style>
    <style:style style:name="T51" style:family="text">
      <style:text-properties style:font-name="Times New Roman1" officeooo:rsid="009cc277"/>
    </style:style>
    <style:style style:name="T52" style:family="text">
      <style:text-properties style:font-name="Times New Roman1" officeooo:rsid="009dccbe"/>
    </style:style>
    <style:style style:name="T53" style:family="text">
      <style:text-properties style:font-name="Times New Roman1" officeooo:rsid="009dec9a"/>
    </style:style>
    <style:style style:name="T54" style:family="text">
      <style:text-properties style:font-name="Times New Roman1" officeooo:rsid="009e3f18"/>
    </style:style>
    <style:style style:name="T55" style:family="text">
      <style:text-properties style:font-name="Times New Roman1" officeooo:rsid="009fe446"/>
    </style:style>
    <style:style style:name="T56" style:family="text">
      <style:text-properties style:font-name="Times New Roman1" officeooo:rsid="00a09a3d"/>
    </style:style>
    <style:style style:name="T57" style:family="text">
      <style:text-properties style:font-name="Times New Roman1" officeooo:rsid="00a132b6"/>
    </style:style>
    <style:style style:name="T58" style:family="text">
      <style:text-properties style:font-name="Times New Roman1" officeooo:rsid="00a13ba3"/>
    </style:style>
    <style:style style:name="T59" style:family="text">
      <style:text-properties style:font-name="Times New Roman1" officeooo:rsid="00a1786e"/>
    </style:style>
    <style:style style:name="T60" style:family="text">
      <style:text-properties style:font-name="Times New Roman1" officeooo:rsid="00a3445b"/>
    </style:style>
    <style:style style:name="T61" style:family="text">
      <style:text-properties style:font-name="Times New Roman1" officeooo:rsid="00a39b2e"/>
    </style:style>
    <style:style style:name="T62" style:family="text">
      <style:text-properties style:font-name="Times New Roman1" officeooo:rsid="00a4b5de"/>
    </style:style>
    <style:style style:name="T63" style:family="text">
      <style:text-properties style:font-name="Times New Roman1" officeooo:rsid="00a69291"/>
    </style:style>
    <style:style style:name="T64" style:family="text">
      <style:text-properties style:font-name="Times New Roman1" officeooo:rsid="00a6efe9"/>
    </style:style>
    <style:style style:name="T65" style:family="text">
      <style:text-properties style:font-name="Times New Roman1" officeooo:rsid="00a85c3f"/>
    </style:style>
    <style:style style:name="T66" style:family="text">
      <style:text-properties style:font-name="Times New Roman1" officeooo:rsid="00a9e02f"/>
    </style:style>
    <style:style style:name="T67" style:family="text">
      <style:text-properties style:font-name="Times New Roman1" officeooo:rsid="00ab77f2"/>
    </style:style>
    <style:style style:name="T68" style:family="text">
      <style:text-properties style:font-name="Times New Roman1" officeooo:rsid="00abaddf"/>
    </style:style>
    <style:style style:name="T69" style:family="text">
      <style:text-properties style:font-name="Times New Roman1" officeooo:rsid="00acebcc"/>
    </style:style>
    <style:style style:name="T70" style:family="text">
      <style:text-properties style:font-name="Times New Roman1" officeooo:rsid="00ad69fc"/>
    </style:style>
    <style:style style:name="T71" style:family="text">
      <style:text-properties style:font-name="Times New Roman1" officeooo:rsid="00ad983e"/>
    </style:style>
    <style:style style:name="T72" style:family="text">
      <style:text-properties style:font-name="Times New Roman1" officeooo:rsid="00af4eff"/>
    </style:style>
    <style:style style:name="T73" style:family="text">
      <style:text-properties style:font-name="Times New Roman1" officeooo:rsid="00b0f283"/>
    </style:style>
    <style:style style:name="T74" style:family="text">
      <style:text-properties style:font-name="Times New Roman1" officeooo:rsid="00b2140c"/>
    </style:style>
    <style:style style:name="T75" style:family="text">
      <style:text-properties style:font-name="Times New Roman1" officeooo:rsid="00b3d8ee"/>
    </style:style>
    <style:style style:name="T76" style:family="text">
      <style:text-properties style:font-name="Times New Roman1" officeooo:rsid="00b54d40"/>
    </style:style>
    <style:style style:name="T77" style:family="text">
      <style:text-properties style:font-name="Times New Roman1" officeooo:rsid="00b702b9"/>
    </style:style>
    <style:style style:name="T78" style:family="text">
      <style:text-properties style:font-name="Times New Roman1" officeooo:rsid="00b7ea44"/>
    </style:style>
    <style:style style:name="T79" style:family="text">
      <style:text-properties style:font-name="Times New Roman1" officeooo:rsid="00b7f1c3"/>
    </style:style>
    <style:style style:name="T80" style:family="text">
      <style:text-properties style:font-name="Times New Roman1" officeooo:rsid="00b8c935"/>
    </style:style>
    <style:style style:name="T81" style:family="text">
      <style:text-properties style:font-name="Times New Roman1" officeooo:rsid="00b99f98"/>
    </style:style>
    <style:style style:name="T82" style:family="text">
      <style:text-properties style:font-name="Times New Roman1" officeooo:rsid="00ba25e8"/>
    </style:style>
    <style:style style:name="T83" style:family="text">
      <style:text-properties style:font-name="Times New Roman1" officeooo:rsid="00bb2c00"/>
    </style:style>
    <style:style style:name="T84" style:family="text">
      <style:text-properties fo:font-style="italic"/>
    </style:style>
    <style:style style:name="T85" style:family="text">
      <style:text-properties officeooo:rsid="008414b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4">UNIVERSITY OF LA VERNE</text:p>
      <text:p text:style-name="P4">LA VERNE, CALIFORNIA</text:p>
      <text:p text:style-name="P4"/>
      <text:p text:style-name="P4"><text:span text:style-name="T28">Spring</text:span> 2018</text:p>
      <text:p text:style-name="P4"/>
      <text:p text:style-name="P4">SENIOR PROJECT REPORT</text:p>
      <text:p text:style-name="P4"/>
      <text:p text:style-name="P5">J2 INNOVATIONS’ AUTOMATIC RFID EMPLOYEE CLOCKING SYSTEM</text:p>
      <text:p text:style-name="P4"/>
      <text:p text:style-name="P4">A SENIOR PROJECT SUBMITTED TO:</text:p>
      <text:p text:style-name="P4">THE FACULTY OF </text:p>
      <text:p text:style-name="P4">COMPUTER SCIENCE AND COMPUTER ENGINEERING</text:p>
      <text:p text:style-name="P4">IN CANDIDANCY FOR THE DEGREE OF</text:p>
      <text:p text:style-name="P5">BACHELORS OF SCIENCE </text:p>
      <text:p text:style-name="P4">SOFTWARE / ENGINEERING</text:p>
      <text:p text:style-name="P4"/>
      <text:p text:style-name="P4">BY</text:p>
      <text:p text:style-name="P4"/>
      <text:p text:style-name="P5">KOPPANY HORVATH</text:p>
      <text:h text:style-name="P23" text:outline-level="1"><text:bookmark-start text:name="__RefHeading___Toc374_1655485087"/>Abstract<text:bookmark-end text:name="__RefHeading___Toc374_1655485087"/></text:h>
      <text:p text:style-name="P7"><text:tab/>The purpose of this project is to design and implement an RFID based employee time tracking system for J2 Innovations, a building automation software company. The following hardware technologies were used: IOT enabled ESP 32 microcontroller, RFID scanner module, 3D printing, WiFi AP device configuration. In addition, a variety of software was used: Arduino IDE, NodeJS framework, Ractive library, AM Charts library, MySQL database. The user experience was greatly improved and user complaints were reduced to nearly none. Possible future expansions include handling different time zones for international employees, generating reports and charts for management, and scheduling days off and vacations through the UI.</text:p>
      <text:p text:style-name="P7"/>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374_1655485087" text:style-name="Index_20_Link" text:visited-style-name="Index_20_Link">Abstract<text:tab/>1</text:a></text:p>
          <text:p text:style-name="P9"><text:a xlink:type="simple" xlink:href="#__RefHeading___Toc349_1824743895" text:style-name="Index_20_Link" text:visited-style-name="Index_20_Link">Chapter I: Introduction<text:tab/>1</text:a></text:p>
          <text:p text:style-name="P10"><text:a xlink:type="simple" xlink:href="#__RefHeading___Toc351_1824743895" text:style-name="Index_20_Link" text:visited-style-name="Index_20_Link">Introduction<text:tab/>1</text:a></text:p>
          <text:p text:style-name="P10"><text:a xlink:type="simple" xlink:href="#__RefHeading___Toc468_1295988253" text:style-name="Index_20_Link" text:visited-style-name="Index_20_Link">Problem Statement<text:tab/>1</text:a></text:p>
          <text:p text:style-name="P10"><text:a xlink:type="simple" xlink:href="#__RefHeading___Toc470_1295988253" text:style-name="Index_20_Link" text:visited-style-name="Index_20_Link">Purpose Statement and Rationale<text:tab/>1</text:a></text:p>
          <text:p text:style-name="P10"><text:a xlink:type="simple" xlink:href="#__RefHeading___Toc357_1824743895" text:style-name="Index_20_Link" text:visited-style-name="Index_20_Link">Method<text:tab/>1</text:a></text:p>
          <text:p text:style-name="P10"><text:a xlink:type="simple" xlink:href="#__RefHeading___Toc359_1824743895" text:style-name="Index_20_Link" text:visited-style-name="Index_20_Link">Need of such project<text:tab/>1</text:a></text:p>
          <text:p text:style-name="P10"><text:a xlink:type="simple" xlink:href="#__RefHeading___Toc361_1824743895" text:style-name="Index_20_Link" text:visited-style-name="Index_20_Link">Contributions to society<text:tab/>1</text:a></text:p>
          <text:p text:style-name="P10"><text:a xlink:type="simple" xlink:href="#__RefHeading___Toc363_1824743895" text:style-name="Index_20_Link" text:visited-style-name="Index_20_Link">Limitations<text:tab/>1</text:a></text:p>
          <text:p text:style-name="P9"><text:a xlink:type="simple" xlink:href="#__RefHeading___Toc365_1824743895" text:style-name="Index_20_Link" text:visited-style-name="Index_20_Link">Chapter II: Literature Review<text:tab/>1</text:a></text:p>
          <text:p text:style-name="P9"><text:a xlink:type="simple" xlink:href="#__RefHeading___Toc367_1824743895" text:style-name="Index_20_Link" text:visited-style-name="Index_20_Link">Chapter III: Analysis<text:tab/>1</text:a></text:p>
          <text:p text:style-name="P10"><text:a xlink:type="simple" xlink:href="#__RefHeading___Toc369_1824743895" text:style-name="Index_20_Link" text:visited-style-name="Index_20_Link">Feasibility Study<text:tab/>1</text:a></text:p>
          <text:p text:style-name="P10"><text:a xlink:type="simple" xlink:href="#__RefHeading___Toc371_1824743895" text:style-name="Index_20_Link" text:visited-style-name="Index_20_Link">Analysis of Findings From Previous Chapters<text:tab/>1</text:a></text:p>
          <text:p text:style-name="P10"><text:a xlink:type="simple" xlink:href="#__RefHeading___Toc373_1824743895" text:style-name="Index_20_Link" text:visited-style-name="Index_20_Link">Hardware and Software Choices<text:tab/>1</text:a></text:p>
          <text:p text:style-name="P9"><text:a xlink:type="simple" xlink:href="#__RefHeading___Toc375_1824743895" text:style-name="Index_20_Link" text:visited-style-name="Index_20_Link">Chapter IV: Design<text:tab/>1</text:a></text:p>
          <text:p text:style-name="P10"><text:a xlink:type="simple" xlink:href="#__RefHeading___Toc377_1824743895" text:style-name="Index_20_Link" text:visited-style-name="Index_20_Link">Overview<text:tab/>1</text:a></text:p>
          <text:p text:style-name="P10"><text:a xlink:type="simple" xlink:href="#__RefHeading___Toc379_1824743895" text:style-name="Index_20_Link" text:visited-style-name="Index_20_Link">Hardware<text:tab/>1</text:a></text:p>
          <text:p text:style-name="P10"><text:a xlink:type="simple" xlink:href="#__RefHeading___Toc381_1824743895" text:style-name="Index_20_Link" text:visited-style-name="Index_20_Link">Software<text:tab/>1</text:a></text:p>
          <text:p text:style-name="P9"><text:a xlink:type="simple" xlink:href="#__RefHeading___Toc383_1824743895" text:style-name="Index_20_Link" text:visited-style-name="Index_20_Link">Chapter V: Implementation<text:tab/>1</text:a></text:p>
          <text:p text:style-name="P10"><text:a xlink:type="simple" xlink:href="#__RefHeading___Toc385_1824743895" text:style-name="Index_20_Link" text:visited-style-name="Index_20_Link">Hardware<text:tab/>2</text:a></text:p>
          <text:p text:style-name="P10"><text:a xlink:type="simple" xlink:href="#__RefHeading___Toc387_1824743895" text:style-name="Index_20_Link" text:visited-style-name="Index_20_Link">Software<text:tab/>2</text:a></text:p>
          <text:p text:style-name="P9"><text:a xlink:type="simple" xlink:href="#__RefHeading___Toc389_1824743895" text:style-name="Index_20_Link" text:visited-style-name="Index_20_Link">Chapter VI: Conclusion<text:tab/>2</text:a></text:p>
          <text:p text:style-name="P10"><text:a xlink:type="simple" xlink:href="#__RefHeading___Toc391_1824743895" text:style-name="Index_20_Link" text:visited-style-name="Index_20_Link">Summary and Conclusion<text:tab/>2</text:a></text:p>
          <text:p text:style-name="P10"><text:a xlink:type="simple" xlink:href="#__RefHeading___Toc393_1824743895" text:style-name="Index_20_Link" text:visited-style-name="Index_20_Link">Data<text:tab/>2</text:a></text:p>
          <text:p text:style-name="P10"><text:a xlink:type="simple" xlink:href="#__RefHeading___Toc395_1824743895" text:style-name="Index_20_Link" text:visited-style-name="Index_20_Link">Discussion<text:tab/>2</text:a></text:p>
          <text:p text:style-name="P10"><text:a xlink:type="simple" xlink:href="#__RefHeading___Toc397_1824743895" text:style-name="Index_20_Link" text:visited-style-name="Index_20_Link">Implications<text:tab/>2</text:a></text:p>
          <text:p text:style-name="P10"><text:a xlink:type="simple" xlink:href="#__RefHeading___Toc399_1824743895" text:style-name="Index_20_Link" text:visited-style-name="Index_20_Link">Personal Reflection<text:tab/>2</text:a></text:p>
          <text:p text:style-name="P10"><text:a xlink:type="simple" xlink:href="#__RefHeading___Toc401_1824743895" text:style-name="Index_20_Link" text:visited-style-name="Index_20_Link">Lessons Learned<text:tab/>2</text:a></text:p>
          <text:p text:style-name="P10"><text:a xlink:type="simple" xlink:href="#__RefHeading___Toc403_1824743895" text:style-name="Index_20_Link" text:visited-style-name="Index_20_Link">If It Had To Be Redone<text:tab/>2</text:a></text:p>
          <text:p text:style-name="P10"><text:a xlink:type="simple" xlink:href="#__RefHeading___Toc405_1824743895" text:style-name="Index_20_Link" text:visited-style-name="Index_20_Link">Future Research and Recommendations<text:tab/>2</text:a></text:p>
          <text:p text:style-name="P10"><text:a xlink:type="simple" xlink:href="#__RefHeading___Toc407_1824743895" text:style-name="Index_20_Link" text:visited-style-name="Index_20_Link">Project Recommendations<text:tab/>2</text:a></text:p>
          <text:p text:style-name="P9"><text:a xlink:type="simple" xlink:href="#__RefHeading___Toc409_1824743895" text:style-name="Index_20_Link" text:visited-style-name="Index_20_Link">References<text:tab/>2</text:a></text:p>
          <text:p text:style-name="P9"><text:a xlink:type="simple" xlink:href="#__RefHeading___Toc411_1824743895" text:style-name="Index_20_Link" text:visited-style-name="Index_20_Link">Appendices<text:tab/>2</text:a></text:p>
          <text:p text:style-name="P10"><text:a xlink:type="simple" xlink:href="#__RefHeading___Toc413_1824743895" text:style-name="Index_20_Link" text:visited-style-name="Index_20_Link">Appendix A: Proposal<text:tab/>2</text:a></text:p>
          <text:p text:style-name="P10"><text:a xlink:type="simple" xlink:href="#__RefHeading___Toc415_1824743895" text:style-name="Index_20_Link" text:visited-style-name="Index_20_Link">Appendix B: Gantts Chart<text:tab/>2</text:a></text:p>
          <text:p text:style-name="P10"><text:a xlink:type="simple" xlink:href="#__RefHeading___Toc417_1824743895" text:style-name="Index_20_Link" text:visited-style-name="Index_20_Link">Appendix C: Progress Report 1<text:tab/>2</text:a></text:p>
          <text:p text:style-name="P10"><text:a xlink:type="simple" xlink:href="#__RefHeading___Toc419_1824743895" text:style-name="Index_20_Link" text:visited-style-name="Index_20_Link">Appendix D: Progress Report 2<text:tab/>2</text:a></text:p>
          <text:p text:style-name="P10"><text:a xlink:type="simple" xlink:href="#__RefHeading___Toc421_1824743895" text:style-name="Index_20_Link" text:visited-style-name="Index_20_Link">Appendix E: Progress Report 3<text:tab/>3</text:a></text:p>
          <text:p text:style-name="P10"><text:a xlink:type="simple" xlink:href="#__RefHeading___Toc423_1824743895" text:style-name="Index_20_Link" text:visited-style-name="Index_20_Link">Appendix F: Source Code<text:tab/>3</text:a></text:p>
          <text:p text:style-name="P10"><text:a xlink:type="simple" xlink:href="#__RefHeading___Toc425_1824743895" text:style-name="Index_20_Link" text:visited-style-name="Index_20_Link">Appendix G: Diagrams<text:tab/>3</text:a></text:p>
          <text:p text:style-name="P10"><text:a xlink:type="simple" xlink:href="#__RefHeading___Toc427_1824743895" text:style-name="Index_20_Link" text:visited-style-name="Index_20_Link">Appendix H: PowerPoint<text:tab/>3</text:a></text:p>
        </text:index-body>
      </text:table-of-content>
      <text:p text:style-name="P3"/>
      <text:p text:style-name="P6"/>
      <text:h text:style-name="P24" text:outline-level="1"><text:bookmark-start text:name="__RefHeading___Toc349_1824743895"/>Chapter I: Introduction<text:bookmark-end text:name="__RefHeading___Toc349_1824743895"/></text:h>
      <text:h text:style-name="P25" text:outline-level="2"><text:bookmark-start text:name="__RefHeading___Toc351_1824743895"/>Introduction<text:bookmark-end text:name="__RefHeading___Toc351_1824743895"/></text:h>
      <text:p text:style-name="P14"><text:tab/>When tasked with overseeing employee work times and productivity, how that data is obtained and managed can be the difference between a good or bad user experience. The point of this study is to design and implement a system that can improve how employees log their work hours and tasks, along with making it easy for management to manage that information. The proposed design directly relates to the problem in that it attempts to solve the problems present in the previous system for tracking employee work times. This study relates to previous work in that it uses RFID technology to acquire parts of the data, but it is applied to tracking the time of employees rather than tracking <text:span text:style-name="T7">the locations of </text:span>materials.</text:p>
      <text:h text:style-name="P25" text:outline-level="2"><text:bookmark-start text:name="__RefHeading___Toc468_1295988253"/>Problem Statement<text:bookmark-end text:name="__RefHeading___Toc468_1295988253"/></text:h>
      <text:p text:style-name="P15"><text:tab/><text:span text:style-name="T1">The employees and management working for J2 Innovations, a building automation software company, are frequently annoyed by the current time tracking system being used. One of t</text:span>he biggest problem<text:span text:style-name="T2">s</text:span> that manage<text:span text:style-name="T2">ment</text:span> complains about is that the system is a third party service that requires monthly payment <text:span text:style-name="T2">per</text:span> employee using, and is not flexible in terms of adding new features <text:span text:style-name="T2">or correcting problems with the service</text:span>. A<text:span text:style-name="T3">n issue</text:span> <text:span text:style-name="T3">bothers the employees </text:span>is that with the current system employees have to manually type in their starting time and ending time which sometimes results in inaccurate information <text:span text:style-name="T3">if</text:span> an employee can't remember their starting time accurately. <text:span text:style-name="T4">T</text:span>he project manager is <text:span text:style-name="T4">sometimes bothered by not being able to see what </text:span>the general schedule is for part time employees who have very dynamic schedules <text:span text:style-name="T4">through the web interface </text:span><text:soft-page-break/><text:span text:style-name="T4">of the current system</text:span>. <text:span text:style-name="T5">E</text:span>mployees <text:span text:style-name="T5">also </text:span>don’t like <text:span text:style-name="T5">having</text:span> to submit a daily email containing their work for the day along with a weekly email containing not only the information from the daily emails, but what their times were for each day that they worked <text:span text:style-name="T5">because the current system has no does not have an easy way for management to view this information.</text:span></text:p>
      <text:h text:style-name="P25" text:outline-level="2"><text:bookmark-start text:name="__RefHeading___Toc470_1295988253"/>Purpose Statement and Rationale<text:bookmark-end text:name="__RefHeading___Toc470_1295988253"/></text:h>
      <text:p text:style-name="P13"><text:tab/><text:span text:style-name="T6">The purpose of this project is to design and build an RFID based employee time tracking system to address the issues caused by J2 Innovations’ current time tracking system. This new system will solve the problem of monthly payment by running on a local server rather than as a remote paid service and will solve the problem of being inflexible by being made open source and being designed to make modifications simple to make. This system will also solve the problem of employees having to manually type their times by using RFID technology to automatically record that information by swiping an RFID card on an RFID node. The web interface for this system will also allow management to view the schedules of employees and view their times along with the tasks they did throughout the day.</text:span></text:p>
      <text:h text:style-name="P25" text:outline-level="2"><text:bookmark-start text:name="__RefHeading___Toc357_1824743895"/>Method<text:bookmark-end text:name="__RefHeading___Toc357_1824743895"/></text:h>
      <text:p text:style-name="P12"><text:tab/><text:span text:style-name="T9">The method of this study consisted of doing initial research to see what previous approaches to the problem had been attempted. Then more research followed to investigate a good way to implement the server software which would work to manage data and route data where it needs to be. Then research was done to see what kind of IOT configurations are generally easy to use.</text:span></text:p>
      <text:p text:style-name="P12"><text:span text:style-name="T9"><text:tab/>After research, software implementation testing followed to determine the effectiveness of the chosen implementation. Shortly after software implementation began, the focus changed to </text:span><text:soft-page-break/><text:span text:style-name="T9">hardware testing to see how well the components would fit together and to learn the concepts of IOT programming which would be used in the final hardware product.</text:span></text:p>
      <text:p text:style-name="P12"><text:tab/><text:span text:style-name="T10">Following hardware and software testing, production level implementations began. Hardware had the highest initial priority, with software coming in second in order to provide any web API support that the IOT part of the hardware required. After hardware had been finished, it </text:span><text:span text:style-name="T12">was tested in 2 physical locations to make sure it worked. The software implementation continued on after that to implement all basic functionality needed by the end users.</text:span></text:p>
      <text:h text:style-name="P25" text:outline-level="2"><text:bookmark-start text:name="__RefHeading___Toc359_1824743895"/>Need of <text:span text:style-name="T26">S</text:span>uch <text:span text:style-name="T26">a P</text:span>roject<text:bookmark-end text:name="__RefHeading___Toc359_1824743895"/></text:h>
      <text:p text:style-name="P11"><text:tab/><text:span text:style-name="T23">This project was necessary in order to address the problems described in the Problem Statement section. Most important of those problems was to make a dynamic system that did not require payment to a 3</text:span><text:span text:style-name="T25">rd</text:span><text:span text:style-name="T24"> party service which increases in proportion to the amount of employees using the system. This problem alone justifies the need for such a project as far as management is concerned. A quick poll of the employees also reveals that they collectively do not like the current system and even though they are skeptical about the effectiveness of this new system, they would still like to try the new system.</text:span></text:p>
      <text:h text:style-name="P25" text:outline-level="2"><text:bookmark-start text:name="__RefHeading___Toc361_1824743895"/>Contributions to <text:span text:style-name="T27">Knowledge and S</text:span>ociety<text:bookmark-end text:name="__RefHeading___Toc361_1824743895"/></text:h>
      <text:p text:style-name="P16"><text:span text:style-name="T11"><text:tab/></text:span><text:span text:style-name="T13">Unfortunately, due to the limited nature of the Senior Project, this project does nothing particularly special to contribute to humanity's collective knowledge. However, this project has been open-source since the start and is freely available on GitHub. It is hoped that </text:span><text:span text:style-name="T15">t</text:span><text:span text:style-name="T13">his project might </text:span><text:span text:style-name="T14">be used at other companies </text:span><text:span text:style-name="T16">where a free employee time tracking system would be beneficial along with all the convenience features that it provides.</text:span></text:p>
      <text:h text:style-name="P25" text:outline-level="2"><text:bookmark-start text:name="__RefHeading___Toc363_1824743895"/><text:soft-page-break/>Limitations<text:bookmark-end text:name="__RefHeading___Toc363_1824743895"/></text:h>
      <text:p text:style-name="P16"><text:span text:style-name="T11"><text:tab/></text:span><text:span text:style-name="T17">The major limitations of th</text:span><text:span text:style-name="T18">is project in its current state </text:span><text:span text:style-name="T19">are as follows. </text:span><text:span text:style-name="T20">End users from different timezones than the one that the server is being hosted at will notice that some of the timestamps will be incorrect. </text:span><text:span text:style-name="T21">Management still doesn't have fine control over individual reports as the current implementation focuses on mass reports and data. </text:span><text:span text:style-name="T22">From an IT standpoint, someone well versed in Linux based server systems will be required to install and maintain the server </text:span><text:span text:style-name="T22">software. </text:span><text:span text:style-name="T31">These issues are expected to be resolved in future updates of this project.</text:span></text:p>
      <text:h text:style-name="P22" text:outline-level="1"><text:bookmark-start text:name="__RefHeading___Toc365_1824743895"/>Chapter II: Literature Review<text:bookmark-end text:name="__RefHeading___Toc365_1824743895"/></text:h>
      <text:h text:style-name="P25" text:outline-level="2"><text:span text:style-name="T85">Historical</text:span> Implementations</text:h>
      <text:p text:style-name="P16"><text:span text:style-name="T11"><text:tab/></text:span><text:span text:style-name="T33">In conducting research, three notable implementations of digital employee time tracking systems were found. </text:span><text:span text:style-name="T34">The first, Office Timesheet 2000, has the capability to clock workers in and out, along with </text:span><text:span text:style-name="T35">being able to record time spent working on separate projects or tasks. </text:span><text:span text:style-name="T36">The interface </text:span><text:span text:style-name="T37">comes as a </text:span><text:span text:style-name="T36">desktop application </text:span><text:span text:style-name="T37">or as a primitive “web app”. </text:span><text:span text:style-name="T38">Timesheet 2000 uses a client-server architecture with the ability to store data in a variety of database applications. This system also supports dynamic reports and the capability to send automatic email notifications (Feibus).</text:span></text:p>
      <text:p text:style-name="P16"><text:span text:style-name="T38"><text:tab/></text:span><text:span text:style-name="T39">The second time tracking system, TimeSheet Pro, is very similar to Office Timesheet 2000 in its main features, but is designed to be more configurable. </text:span><text:span text:style-name="T40">This system can either use database applications to store data, or it can store data locally. </text:span><text:span text:style-name="T41">Like Timesheet 2000, TimeSheet Pro can track projects and tasks and be accessed through a web browser. </text:span><text:span text:style-name="T42">Unlike Timesheet 2000, </text:span><text:soft-page-break/><text:span text:style-name="T42">TimeSheet Pro is more configurable in terms of holidays, task rules, and pay rules. TimeSheet Pro is also considered more difficult to use due to poor design of the user interface </text:span><text:span text:style-name="T43">(Feibus).</text:span></text:p>
      <text:p text:style-name="P16"><text:span text:style-name="T43"><text:tab/></text:span><text:span text:style-name="T44">The third time tracking system is called Employee Proj Clock. </text:span><text:span text:style-name="T45">This system is designed as a small desktop application that communicates with a server to retrieve and transfer information. Each user can only edit their own information, or an administrator can edit anyone's information. </text:span><text:span text:style-name="T46">The interface is simple in that the basic inputs are the project to be worked on, who the user is, when they started, when they ended, and any comments the user might have. </text:span><text:span text:style-name="T47">This information is sent to the server and recorded into a database. </text:span><text:span text:style-name="T48">A custom reports tool allows reports to be built based on what information is required. </text:span><text:span text:style-name="T49">It is reported that Employee Proj Clock improves productivity and accuracy of time records when switching over from traditional time cards or manual reporting (Gruber).</text:span></text:p>
      <text:h text:style-name="P25" text:outline-level="2">Modern Implementations</text:h>
      <text:p text:style-name="P16"><text:span text:style-name="T11"><text:tab/></text:span><text:span text:style-name="T50">During research, three modern </text:span><text:span text:style-name="T63">examples of </text:span><text:span text:style-name="T50">employee time tracking systems were discovered. </text:span><text:span text:style-name="T51">The first, Syspro ShopClock, is a real-time data collection system </text:span><text:span text:style-name="T52">for employee time and attendance</text:span><text:span text:style-name="T51">. </text:span><text:span text:style-name="T52">ShopClock can also track the time spent on jobs and materials used in performing a task. </text:span><text:span text:style-name="T53">This system gives management a GANTT chart that updates in real time to display the status of employees. </text:span><text:span text:style-name="T54">ShopClock allows for shifts, labor rates, and overtime pay to be defined in advance. </text:span><text:span text:style-name="T55">ShopClock can also integrate with barcode readers to update the materials used and current inventory. </text:span><text:span text:style-name="T56">When employees are clocking in or out, ShopClock will alert the user if there is a problem with the information that they are inputting</text:span><text:span text:style-name="T55"> (Syspro).</text:span></text:p>
      <text:p text:style-name="P16"><text:span text:style-name="T55"><text:tab/></text:span><text:span text:style-name="T57">The second system is Replicon's Cloud Clock, which is a cloud based time clock. </text:span><text:span text:style-name="T58">This implementation is unique in that it uses an internet connected hardware clock that the users </text:span><text:soft-page-break/><text:span text:style-name="T58">interact with while giving management the power to monitor who clocks in and when. </text:span><text:span text:style-name="T62">Along with the hardware clock, Replicon offers its Cloud Clock software as a service. </text:span><text:span text:style-name="T59">This allows management to validate attendance records and ensure compliance of work policy. </text:span><text:span text:style-name="T60">Replicon reported that compliance for employees submitting completed timesheets increased by 85% while reducing payroll errors from 8% to just 1.9% in less than a year </text:span><text:span text:style-name="T61">(Replicon)</text:span><text:span text:style-name="T60">.</text:span></text:p>
      <text:p text:style-name="P16"><text:span text:style-name="T60"><text:tab/></text:span><text:span text:style-name="T64">The last example is the TSheets employee time tracking system. </text:span><text:span text:style-name="T65">What is unique about this system is how much effort the developers put into making the system as fun and easy to use as possible. </text:span><text:span text:style-name="T66">TSheets has moved away from relying on dedicated hardware for tracking time and instead uses a cloud based solution with phone apps and web apps so that employees can use any device they want to clock in and out. </text:span><text:span text:style-name="T67">TSheets also logs employees locations as they use the system so that employees can't cheat on attendance reports because management will know that they weren't really were they said they were when they clocked in. </text:span><text:span text:style-name="T68">TSheets even has a rating system so that they can know how satisfied employees are with the overall system and its features (Computers).</text:span></text:p>
      <text:h text:style-name="P25" text:outline-level="2">RFID Systems</text:h>
      <text:p text:style-name="P16"><text:span text:style-name="T11"><text:tab/></text:span><text:span text:style-name="T69">Due to this project using RFID technology, research on examp</text:span><text:span text:style-name="T71">l</text:span><text:span text:style-name="T69">es of using RFID technology on humans was necessary. Unfortunately, using RFID for the purpose of tracking employee times does not seem to be something that has been reported in any journals, and thus the following examples are used for purposes other than employee time tracking. </text:span><text:span text:style-name="T70">The first example is a study trying to determine the </text:span><text:span text:style-name="T72">best way of utilizing RFID technology in a hospital setting to track tools and equipment throughout the building as well as patients. </text:span><text:span text:style-name="T73">Of greatest interest in this study were the results and conclusions that the research group came up with while reviewing different RFID </text:span><text:soft-page-break/><text:span text:style-name="T73">implementations. </text:span><text:span text:style-name="T74">In the comparison between active and passive RFID technology, it was found that while passive RFID has a smaller detection range, it is still a better option due to the RFID tags being smaller and cheaper when compared to active RFID tags. </text:span><text:span text:style-name="T75">During testing with actual passive RFID hardware, the researchers found out that the RFID tags could only be read when the face of the tag was parallel to that of the RFID reader. </text:span><text:span text:style-name="T76">Eventually it was discovered that passive RFID technology has many limitations, but is acceptable because of the cost and size factors (Najera).</text:span></text:p>
      <text:p text:style-name="P16"><text:span text:style-name="T76"><text:tab/></text:span><text:span text:style-name="T77">The second example is a study attempting to determine the effectiveness of RFID </text:span><text:span text:style-name="T78">technology in collecting data from a construction site in order to be analyzed for better decision making </text:span><text:span text:style-name="T79">to improve productivity</text:span><text:span text:style-name="T78">. </text:span><text:span text:style-name="T80">Like the previous study, the researchers in this study came to the same conclusion that passive RFID technology was better suited than active RFID technology because the tags are smaller and cheaper, </text:span><text:span text:style-name="T81">even despite certain problems caused by RFID signals being attenuated by metal beams within the walls of the construction site</text:span><text:span text:style-name="T80">. </text:span><text:span text:style-name="T82">Also like the previous study, these researchers found that passive RFID technology has a relatively small detection range, but they were able to solve this problem by strategically positioning the RFID readers in places that would come as close as possible to where materials and workers with tags would be passing by </text:span><text:span text:style-name="T83">(Costin)</text:span><text:span text:style-name="T82">.</text:span></text:p>
      <text:h text:style-name="P22" text:outline-level="1"><text:bookmark-start text:name="__RefHeading___Toc367_1824743895"/>Chapter III: Analysis<text:bookmark-end text:name="__RefHeading___Toc367_1824743895"/></text:h>
      <text:h text:style-name="P25" text:outline-level="2"><text:bookmark-start text:name="__RefHeading___Toc369_1824743895"/>Feasibility Study<text:bookmark-end text:name="__RefHeading___Toc369_1824743895"/></text:h>
      <text:p text:style-name="P11"><text:bookmark-start text:name="__RefHeading___Toc371_1824743895"/>Analysis of Findings From Previous Chapters<text:bookmark-end text:name="__RefHeading___Toc371_1824743895"/></text:p>
      <text:p text:style-name="P11"><text:bookmark-start text:name="__RefHeading___Toc373_1824743895"/>Hardware and Software Choices<text:bookmark-end text:name="__RefHeading___Toc373_1824743895"/></text:p>
      <text:p text:style-name="P11"><text:bookmark-start text:name="__RefHeading___Toc375_1824743895"/><text:soft-page-break/>Chapter IV: Design<text:bookmark-end text:name="__RefHeading___Toc375_1824743895"/></text:p>
      <text:p text:style-name="P11"><text:bookmark-start text:name="__RefHeading___Toc377_1824743895"/>Overview<text:bookmark-end text:name="__RefHeading___Toc377_1824743895"/></text:p>
      <text:p text:style-name="P11"><text:bookmark-start text:name="__RefHeading___Toc379_1824743895"/>Hardware<text:bookmark-end text:name="__RefHeading___Toc379_1824743895"/></text:p>
      <text:p text:style-name="P11"><text:bookmark-start text:name="__RefHeading___Toc381_1824743895"/>Software<text:bookmark-end text:name="__RefHeading___Toc381_1824743895"/></text:p>
      <text:p text:style-name="P11"><text:bookmark-start text:name="__RefHeading___Toc383_1824743895"/>Chapter V: Implementation<text:bookmark-end text:name="__RefHeading___Toc383_1824743895"/></text:p>
      <text:p text:style-name="P11"><text:bookmark-start text:name="__RefHeading___Toc385_1824743895"/>Hardware<text:bookmark-end text:name="__RefHeading___Toc385_1824743895"/></text:p>
      <text:p text:style-name="P11"><text:bookmark-start text:name="__RefHeading___Toc387_1824743895"/>Software<text:bookmark-end text:name="__RefHeading___Toc387_1824743895"/></text:p>
      <text:p text:style-name="P11"><text:bookmark-start text:name="__RefHeading___Toc389_1824743895"/>Chapter VI: Conclusion<text:bookmark-end text:name="__RefHeading___Toc389_1824743895"/></text:p>
      <text:p text:style-name="P11"><text:bookmark-start text:name="__RefHeading___Toc391_1824743895"/>Summary and Conclusion<text:bookmark-end text:name="__RefHeading___Toc391_1824743895"/></text:p>
      <text:p text:style-name="P11"><text:bookmark-start text:name="__RefHeading___Toc393_1824743895"/>Data<text:bookmark-end text:name="__RefHeading___Toc393_1824743895"/></text:p>
      <text:p text:style-name="P11"><text:bookmark-start text:name="__RefHeading___Toc395_1824743895"/>Discussion<text:bookmark-end text:name="__RefHeading___Toc395_1824743895"/></text:p>
      <text:p text:style-name="P11"><text:bookmark-start text:name="__RefHeading___Toc397_1824743895"/>Implications<text:bookmark-end text:name="__RefHeading___Toc397_1824743895"/></text:p>
      <text:p text:style-name="P11"><text:bookmark-start text:name="__RefHeading___Toc399_1824743895"/>Personal Reflection<text:bookmark-end text:name="__RefHeading___Toc399_1824743895"/></text:p>
      <text:p text:style-name="P11"><text:bookmark-start text:name="__RefHeading___Toc401_1824743895"/>Lessons Learned<text:bookmark-end text:name="__RefHeading___Toc401_1824743895"/></text:p>
      <text:p text:style-name="P11"><text:bookmark-start text:name="__RefHeading___Toc403_1824743895"/>If It Had To Be Redone<text:bookmark-end text:name="__RefHeading___Toc403_1824743895"/></text:p>
      <text:p text:style-name="P11"><text:bookmark-start text:name="__RefHeading___Toc405_1824743895"/>Future Research and Recommendations<text:bookmark-end text:name="__RefHeading___Toc405_1824743895"/></text:p>
      <text:p text:style-name="P11"><text:bookmark-start text:name="__RefHeading___Toc407_1824743895"/>Project Recommendations<text:bookmark-end text:name="__RefHeading___Toc407_1824743895"/></text:p>
      <text:h text:style-name="P22" text:outline-level="1"><text:bookmark-start text:name="__RefHeading___Toc409_1824743895"/><text:soft-page-break/>References<text:bookmark-end text:name="__RefHeading___Toc409_1824743895"/></text:h>
      <text:p text:style-name="P20">Computers, software; employees and employers share the love with online time tracking. 2013. <text:tab/><text:span text:style-name="T84">Computer Weekly News,</text:span> May 02. http://0-<text:tab/>search.proquest.com.leopac.ulv.edu/docview/1341082761?accountid=25355. </text:p>
      <text:p text:style-name="P20">Costin, Aaron, et al. “Leveraging Passive RFID Technology for Construction Resource Field <text:tab/>Mobility and Status Monitoring in a High-Rise Renovation Project.” <text:span text:style-name="T84">Automation in <text:tab/>Construction</text:span>, vol. 24, July 2012, pp. 1–15., doi:10.1016/j.autcon.2012.02.015. </text:p>
      <text:p text:style-name="P20">Feibus, Andy. 1999. Automated time-trackers. <text:span text:style-name="T84">InformationWeek</text:span> no. 742: 53-56, http://0-<text:tab/>search.proquest.com.leopac.ulv.edu/docview/229141683?accountid=25355. </text:p>
      <text:p text:style-name="P20">Gruber, Elizabeth M. 2001. Project time tracking. <text:span text:style-name="T84">Modern Machine Shop</text:span> 74, no. 1: 203, http://0-<text:tab/>search.proquest.com.leopac.ulv.edu/docview/213704139?accountid=25355. </text:p>
      <text:p text:style-name="P20">Najera, Pablo, et al. “Real-Time Location and Inpatient Care Systems Based on Passive RFID.” <text:tab/><text:span text:style-name="T84">Journal of Network and Computer Applications</text:span>, vol. 34, no. 3, May 2011, pp. 980–989., <text:tab/>doi:10.1016/j.jnca.2010.04.011. </text:p>
      <text:p text:style-name="P20">Replicon releases cloud clock for tracking employee time. 2011. <text:span text:style-name="T84">Wireless News</text:span>, http://0-<text:tab/>search.proquest.com.leopac.ulv.edu/docview/904432535?accountid=25355. </text:p>
      <text:p text:style-name="P20">Syspro rolls out real-time employee tracking solution. 2007. <text:span text:style-name="T84">Wireless News</text:span>: 1, http://0-<text:tab/>search.proquest.com.leopac.ulv.edu/docview/210111631?accountid=25355. </text:p>
      <text:p text:style-name="P19"/>
      <text:p text:style-name="P11"><text:bookmark-start text:name="__RefHeading___Toc411_1824743895"/>Appendices<text:bookmark-end text:name="__RefHeading___Toc411_1824743895"/></text:p>
      <text:p text:style-name="P11"><text:bookmark-start text:name="__RefHeading___Toc413_1824743895"/>Appendix A: Proposal<text:bookmark-end text:name="__RefHeading___Toc413_1824743895"/></text:p>
      <text:p text:style-name="P11"><text:bookmark-start text:name="__RefHeading___Toc415_1824743895"/><text:soft-page-break/>Appendix B: Gantts Chart<text:bookmark-end text:name="__RefHeading___Toc415_1824743895"/></text:p>
      <text:p text:style-name="P11"><text:bookmark-start text:name="__RefHeading___Toc417_1824743895"/>Appendix C: Progress Report<text:span text:style-name="T8">s</text:span><text:bookmark-end text:name="__RefHeading___Toc417_1824743895"/></text:p>
      <text:p text:style-name="P11"><text:bookmark-start text:name="__RefHeading___Toc423_1824743895"/>Appendix <text:span text:style-name="T8">D</text:span>: Source Code<text:bookmark-end text:name="__RefHeading___Toc423_1824743895"/></text:p>
      <text:p text:style-name="P11"><text:bookmark-start text:name="__RefHeading___Toc425_1824743895"/>Appendix <text:span text:style-name="T8">E</text:span>: Diagrams<text:bookmark-end text:name="__RefHeading___Toc425_1824743895"/></text:p>
      <text:p text:style-name="P11"><text:bookmark-start text:name="__RefHeading___Toc427_1824743895"/>Appendix <text:span text:style-name="T8">F</text:span>: PowerPoint<text:bookmark-end text:name="__RefHeading___Toc427_182474389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1" officeooo:rsid="00099bfc" officeooo:paragraph-rsid="00099bfc"/>
    </style:style>
    <style:style style:name="MP2" style:family="paragraph" style:parent-style-name="Footer">
      <style:text-properties style:font-name="Times New Roman1" officeooo:rsid="000bfeb8" officeooo:paragraph-rsid="000bfeb8"/>
    </style:style>
    <style:page-layout style:name="Mpm1">
      <style:page-layout-properties fo:page-width="8.5in" fo:page-height="11in" style:num-format="1" style:print-orientation="portrait" fo:margin-top="0.6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J2 INNOVATIONS’ AUTOMATIC RFID EMPLOYEE CLOCKING SYSTEM<text:tab/><text:page-number style:num-format="i" text:select-page="current">ii</text:page-number></text:p>
      </style:header>
      <style:footer>
        <text:p text:style-name="MP2">Koppany Horvath<text:tab/><text:tab/><text:date style:data-style-name="N84" text:date-value="2018-05-20T21:52:55.611764076">2018-05-20</text:date></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HTML" style:page-layout-name="Mpm4"/>
    <style:master-page style:name="MainBody" style:page-layout-name="Mpm1">
      <style:header>
        <text:p text:style-name="MP1">J2 INNOVATIONS’ AUTOMATIC RFID EMPLOYEE CLOCKING SYSTEM<text:tab/><text:page-number style:num-format="1" text:select-page="current">10</text:page-number></text:p>
      </style:header>
      <style:footer>
        <text:p text:style-name="MP2">Koppany Horvath<text:tab/><text:tab/><text:date style:data-style-name="N84" text:date-value="2018-05-20T21:52:55.613692123">2018-05-20</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8:16:59.559000000</meta:creation-date>
    <dc:date>2018-05-20T21:52:55.564438481</dc:date>
    <meta:editing-duration>PT19H7M35S</meta:editing-duration>
    <meta:editing-cycles>177</meta:editing-cycles>
    <meta:generator>LibreOffice/4.2.8.2$Linux_X86_64 LibreOffice_project/420m0$Build-2</meta:generator>
    <meta:document-statistic meta:table-count="0" meta:image-count="0" meta:object-count="0" meta:page-count="14" meta:paragraph-count="126" meta:word-count="2471" meta:character-count="15767" meta:non-whitespace-character-count="13389"/>
  </office:meta>
</office:document-meta>
</file>